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57"/>
    <style:style style:name="P2" style:family="paragraph" style:parent-style-name="Text_20_body">
      <style:paragraph-properties fo:text-align="start" style:justify-single-word="false"/>
      <style:text-properties fo:font-size="18pt" officeooo:rsid="0007a923" officeooo:paragraph-rsid="0007a923" style:font-size-asian="15.75pt" style:font-size-complex="18pt"/>
    </style:style>
    <style:style style:name="P3" style:family="paragraph" style:parent-style-name="Text_20_body" style:list-style-name="L58"/>
    <style:style style:name="P4" style:family="paragraph" style:parent-style-name="Text_20_body">
      <style:paragraph-properties fo:text-align="start" style:justify-single-word="false"/>
      <style:text-properties fo:font-size="13pt" officeooo:rsid="0007a923" officeooo:paragraph-rsid="0007a923" style:font-size-asian="13pt" style:font-size-complex="13pt"/>
    </style:style>
    <style:style style:name="P5" style:family="paragraph" style:parent-style-name="Text_20_body" style:list-style-name="L57">
      <style:paragraph-properties fo:margin-top="0cm" fo:margin-bottom="0cm" style:contextual-spacing="false"/>
    </style:style>
    <style:style style:name="P6" style:family="paragraph" style:parent-style-name="Text_20_body" style:list-style-name="L58">
      <style:paragraph-properties fo:margin-top="0cm" fo:margin-bottom="0cm" style:contextual-spacing="false"/>
    </style:style>
    <style:style style:name="P7" style:family="paragraph" style:parent-style-name="Text_20_body" style:list-style-name="L58">
      <style:paragraph-properties fo:margin-top="0cm" fo:margin-bottom="0cm" style:contextual-spacing="false"/>
      <style:text-properties fo:font-size="13pt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8pt" officeooo:rsid="0007a923" officeooo:paragraph-rsid="0007a923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07a923" officeooo:paragraph-rsid="0007a923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3pt" officeooo:rsid="0007a923" officeooo:paragraph-rsid="0007a923" style:font-size-asian="13pt" style:font-size-complex="13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style:text-properties fo:font-size="12pt"/>
    </style:style>
    <style:style style:name="P15" style:family="paragraph">
      <style:text-properties fo:font-size="10.5pt" style:font-size-asian="10.5pt" style:font-size-complex="10.5pt"/>
    </style:style>
    <style:style style:name="T1" style:family="text">
      <style:text-properties officeooo:rsid="0007a923"/>
    </style:style>
    <style:style style:name="T2" style:family="text">
      <style:text-properties fo:font-size="9.75pt"/>
    </style:style>
    <style:style style:name="T3" style:family="text">
      <style:text-properties fo:font-size="9.75pt" officeooo:rsid="0007a923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07a923" style:font-size-asian="13pt" style:font-size-complex="13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.5pt" style:font-size-asian="10.5pt" style:font-size-complex="10.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74" draw:style-name="gr4" svg:width="0.186cm" svg:height="0.424cm" svg:x="11.793cm" svg:y="14.829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line text:anchor-type="paragraph" draw:z-index="73" draw:style-name="gr1" draw:text-style-name="P11" svg:x1="18.805cm" svg:y1="14.22cm" svg:x2="18.752cm" svg:y2="4.325cm"><text:p/></draw:line><draw:line text:anchor-type="paragraph" draw:z-index="72" draw:style-name="gr3" draw:text-style-name="P11" svg:x1="13.831cm" svg:y1="14.22cm" svg:x2="18.805cm" svg:y2="14.22cm"><text:p text:style-name="P11">26</text:p></draw:line><draw:line text:anchor-type="paragraph" draw:z-index="71" draw:style-name="gr1" draw:text-style-name="P11" svg:x1="18.593cm" svg:y1="10.225cm" svg:x2="18.593cm" svg:y2="4.325cm"><text:p/></draw:line><draw:line text:anchor-type="paragraph" draw:z-index="70" draw:style-name="gr3" draw:text-style-name="P11" svg:x1="16.159cm" svg:y1="10.225cm" svg:x2="18.593cm" svg:y2="10.199cm"><text:p text:style-name="P11">23</text:p></draw:line><draw:line text:anchor-type="paragraph" draw:z-index="69" draw:style-name="gr3" draw:text-style-name="P11" svg:x1="18.434cm" svg:y1="7.5cm" svg:x2="18.434cm" svg:y2="4.378cm"><text:p text:style-name="P11">20</text:p></draw:line><draw:line text:anchor-type="paragraph" draw:z-index="68" draw:style-name="gr1" draw:text-style-name="P11" svg:x1="12.852cm" svg:y1="7.5cm" svg:x2="18.435cm" svg:y2="7.5cm"><text:p/></draw:line><draw:line text:anchor-type="paragraph" draw:z-index="67" draw:style-name="gr1" draw:text-style-name="P11" svg:x1="14.836cm" svg:y1="6.23cm" svg:x2="16.609cm" svg:y2="7.474cm"><text:p/></draw:line><draw:line text:anchor-type="paragraph" draw:z-index="66" draw:style-name="gr1" draw:text-style-name="P11" svg:x1="12.852cm" svg:y1="8.135cm" svg:x2="13.275cm" svg:y2="8.4cm"><text:p/></draw:line><draw:line text:anchor-type="paragraph" draw:z-index="65" draw:style-name="gr1" draw:text-style-name="P11" svg:x1="12.084cm" svg:y1="7.236cm" svg:x2="12.693cm" svg:y2="6.786cm"><text:p/></draw:line><draw:line text:anchor-type="paragraph" draw:z-index="64" draw:style-name="gr1" draw:text-style-name="P11" svg:x1="15.947cm" svg:y1="16.734cm" svg:x2="17.402cm" svg:y2="16.157cm"><text:p/></draw:line><draw:line text:anchor-type="paragraph" draw:z-index="63" draw:style-name="gr1" draw:text-style-name="P11" svg:x1="11.132cm" svg:y1="16.125cm" svg:x2="12.931cm" svg:y2="16.866cm"><text:p/></draw:line><draw:custom-shape text:anchor-type="paragraph" draw:z-index="62" draw:style-name="gr4" svg:width="0.609cm" svg:height="0.212cm" svg:x="15.074cm" svg:y="15.623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1" draw:style-name="gr4" svg:width="0.53cm" svg:height="0.212cm" svg:x="13.09cm" svg:y="15.59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60" draw:style-name="gr2" draw:text-style-name="P15" svg:width="1.456cm" svg:height="0.715cm" svg:x="13.619cm" svg:y="15.279cm"><text:p><text:span text:style-name="T7">queue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59" draw:style-name="gr4" svg:width="0.345cm" svg:height="0.265cm" svg:x="12.693cm" svg:y="11.3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58" draw:style-name="gr4" svg:width="0.477cm" svg:height="0.212cm" svg:x="15.736cm" svg:y="11.41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line text:anchor-type="paragraph" draw:z-index="57" draw:style-name="gr1" draw:text-style-name="P11" svg:x1="15.524cm" svg:y1="12.553cm" svg:x2="17.006cm" svg:y2="11.892cm"><text:p/></draw:line><draw:line text:anchor-type="paragraph" draw:z-index="56" draw:style-name="gr1" draw:text-style-name="P11" svg:x1="11.979cm" svg:y1="11.919cm" svg:x2="12.984cm" svg:y2="12.395cm"><text:p/></draw:line><draw:line text:anchor-type="paragraph" draw:z-index="55" draw:style-name="gr3" draw:text-style-name="P11" svg:x1="5.708cm" svg:y1="12.95cm" svg:x2="10.55cm" svg:y2="14.405cm"><text:p text:style-name="P11">27</text:p></draw:line><draw:line text:anchor-type="paragraph" draw:z-index="54" draw:style-name="gr3" draw:text-style-name="P11" svg:x1="5.708cm" svg:y1="12.659cm" svg:x2="10.682cm" svg:y2="13.982cm"><text:p text:style-name="P11">25</text:p></draw:line><draw:line text:anchor-type="paragraph" draw:z-index="53" draw:style-name="gr3" draw:text-style-name="P11" svg:x1="12.217cm" svg:y1="9.855cm" svg:x2="5.549cm" svg:y2="12.289cm"><text:p text:style-name="P11">24</text:p></draw:line><draw:line text:anchor-type="paragraph" draw:z-index="52" draw:style-name="gr3" draw:text-style-name="P11" svg:x1="5.708cm" svg:y1="12.474cm" svg:x2="12.349cm" svg:y2="10.093cm"><text:p text:style-name="P11">22</text:p></draw:line><draw:line text:anchor-type="paragraph" draw:z-index="51" draw:style-name="gr3" draw:text-style-name="P11" svg:x1="10.92cm" svg:y1="8.135cm" svg:x2="5.708cm" svg:y2="12.263cm"><text:p text:style-name="P11">21</text:p></draw:line><draw:line text:anchor-type="paragraph" draw:z-index="50" draw:style-name="gr3" draw:text-style-name="P11" svg:x1="5.708cm" svg:y1="11.919cm" svg:x2="10.92cm" svg:y2="7.844cm"><text:p text:style-name="P11">19</text:p></draw:line><draw:line text:anchor-type="paragraph" draw:z-index="49" draw:style-name="gr3" draw:text-style-name="P11" svg:x1="0.337cm" svg:y1="10.702cm" svg:x2="0.284cm" svg:y2="11.522cm"><text:p text:style-name="P11">16</text:p></draw:line><draw:line text:anchor-type="paragraph" draw:z-index="48" draw:style-name="gr3" draw:text-style-name="P11" svg:x1="0.072cm" svg:y1="10.702cm" svg:x2="0.019cm" svg:y2="11.522cm"><text:p text:style-name="P11">17</text:p></draw:line><draw:line text:anchor-type="paragraph" draw:z-index="47" draw:style-name="gr3" draw:text-style-name="P11" svg:x1="1.422cm" svg:y1="11.521cm" svg:x2="2.798cm" svg:y2="10.119cm"><text:p text:style-name="P11">18</text:p></draw:line><draw:line text:anchor-type="paragraph" draw:z-index="46" draw:style-name="gr3" draw:text-style-name="P11" svg:x1="0.522cm" svg:y1="11.522cm" svg:x2="2.374cm" svg:y2="9.723cm"><text:p text:style-name="P11">15</text:p></draw:line><draw:custom-shape text:anchor-type="paragraph" draw:z-index="45" draw:style-name="gr2" svg:width="0.371cm" svg:height="0.874cm" svg:x="3.671cm" svg:y="10.41cm"><text:p>13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44" draw:style-name="gr3" draw:text-style-name="P11" svg:x1="6.422cm" svg:y1="9.802cm" svg:x2="5.258cm" svg:y2="9.802cm"><text:p text:style-name="P11">12</text:p></draw:line><draw:line text:anchor-type="paragraph" draw:z-index="43" draw:style-name="gr1" draw:text-style-name="P11" svg:x1="0.416cm" svg:y1="7.606cm" svg:x2="0.363cm" svg:y2="8.744cm"><text:p/></draw:line><draw:line text:anchor-type="paragraph" draw:z-index="42" draw:style-name="gr3" draw:text-style-name="P11" svg:x1="0.998cm" svg:y1="8.029cm" svg:x2="0.919cm" svg:y2="8.743cm"><text:p text:style-name="P11">11</text:p></draw:line><draw:line text:anchor-type="paragraph" draw:z-index="41" draw:style-name="gr3" draw:text-style-name="P11" svg:x1="7.242cm" svg:y1="8.029cm" svg:x2="0.998cm" svg:y2="7.976cm"><text:p/></draw:line><draw:line text:anchor-type="paragraph" draw:z-index="40" draw:style-name="gr1" draw:text-style-name="P11" svg:x1="7.269cm" svg:y1="8.717cm" svg:x2="7.243cm" svg:y2="8.029cm"><text:p/></draw:line><draw:line text:anchor-type="paragraph" draw:z-index="39" draw:style-name="gr1" draw:text-style-name="P11" svg:x1="7.851cm" svg:y1="7.606cm" svg:x2="0.416cm" svg:y2="7.606cm"><text:p/></draw:line><draw:line text:anchor-type="paragraph" draw:z-index="38" draw:style-name="gr3" draw:text-style-name="P11" svg:x1="7.851cm" svg:y1="8.717cm" svg:x2="7.825cm" svg:y2="7.606cm"><text:p text:style-name="P11">10</text:p></draw:line><draw:line text:anchor-type="paragraph" draw:z-index="37" draw:style-name="gr3" draw:text-style-name="P11" svg:x1="5.152cm" svg:y1="9.088cm" svg:x2="6.422cm" svg:y2="9.088cm"><text:p text:style-name="P11">9</text:p></draw:line><draw:line text:anchor-type="paragraph" draw:z-index="36" draw:style-name="gr3" draw:text-style-name="P11" svg:x1="2.374cm" svg:y1="6.997cm" svg:x2="0.707cm" svg:y2="8.743cm"><text:p text:style-name="P11">7</text:p></draw:line><draw:line text:anchor-type="paragraph" draw:z-index="35" draw:style-name="gr3" draw:text-style-name="P11" svg:x1="2.745cm" svg:y1="7.235cm" svg:x2="1.078cm" svg:y2="8.955cm"><text:p text:style-name="P11">6</text:p></draw:line><draw:line text:anchor-type="paragraph" draw:z-index="34" draw:style-name="gr3" draw:text-style-name="P11" svg:x1="5.602cm" svg:y1="6.653cm" svg:x2="12.402cm" svg:y2="6.6cm"><text:p text:style-name="P11">5</text:p></draw:line><draw:line text:anchor-type="paragraph" draw:z-index="33" draw:style-name="gr3" draw:text-style-name="P11" svg:x1="5.602cm" svg:y1="6.257cm" svg:x2="12.402cm" svg:y2="6.204cm"><text:p text:style-name="P11">4</text:p></draw:line><draw:line text:anchor-type="paragraph" draw:z-index="32" draw:style-name="gr3" draw:text-style-name="P11" svg:x1="4.491cm" svg:y1="2.79cm" svg:x2="3.618cm" svg:y2="6.018cm"><text:p text:style-name="P11">3</text:p></draw:line><draw:line text:anchor-type="paragraph" draw:z-index="31" draw:style-name="gr3" draw:text-style-name="P11" svg:x1="11.688cm" svg:y1="2.182cm" svg:x2="14.016cm" svg:y2="3.717cm"><text:p text:style-name="P11">1</text:p></draw:line><draw:line text:anchor-type="paragraph" draw:z-index="30" draw:style-name="gr3" draw:text-style-name="P11" svg:x1="11.688cm" svg:y1="2.658cm" svg:x2="13.699cm" svg:y2="3.928cm"><text:p text:style-name="P11">2</text:p></draw:line><draw:custom-shape text:anchor-type="paragraph" draw:z-index="29" draw:style-name="gr4" svg:width="0.345cm" svg:height="0.424cm" svg:x="14.228cm" svg:y="10.649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8" draw:style-name="gr2" svg:width="0.265cm" svg:height="1.191cm" svg:x="3.829cm" svg:y="13.136cm"><text:p>28</text:p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7" draw:style-name="gr2" svg:width="0.398cm" svg:height="0.874cm" svg:x="4.279cm" svg:y="10.41cm"><text:p>14</text:p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6" draw:style-name="gr2" svg:width="0.451cm" svg:height="1.324cm" svg:x="3.697cm" svg:y="7.235cm"><text:p>8</text:p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5" draw:style-name="gr2" draw:text-style-name="P11" svg:width="3.017cm" svg:height="0.98cm" svg:x="12.931cm" svg:y="16.311cm"><text:p text:style-name="P11">Cinder 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4" draw:style-name="gr2" draw:text-style-name="P14" svg:width="2.44cm" svg:height="0.932cm" svg:x="15.683cm" svg:y="15.226cm"><text:p text:style-name="P14">Cinder-</text:p><text:p text:style-name="P14">schedu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style-name="gr2" draw:text-style-name="P11" svg:width="2.567cm" svg:height="0.874cm" svg:x="10.523cm" svg:y="15.252cm"><text:p text:style-name="P11">Cinder-volum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style-name="gr2" draw:text-style-name="P11" svg:width="3.282cm" svg:height="1.086cm" svg:x="10.55cm" svg:y="13.744cm"><text:p text:style-name="P11">Cinder-ap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style-name="gr2" draw:text-style-name="P11" svg:width="2.541cm" svg:height="0.874cm" svg:x="12.984cm" svg:y="11.998cm"><text:p text:style-name="P11">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0" draw:style-name="gr2" draw:text-style-name="P11" svg:width="2.7cm" svg:height="0.768cm" svg:x="13.037cm" svg:y="11.072cm"><text:p text:style-name="P11">queue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19" draw:style-name="gr2" svg:width="2.117cm" svg:height="0.953cm" svg:x="16.212cm" svg:y="10.94cm"><text:p text:style-name="P11">plugi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style-name="gr2" draw:text-style-name="P11" svg:width="2.329cm" svg:height="0.874cm" svg:x="10.365cm" svg:y="11.045cm"><text:p text:style-name="P11">Neutron-</text:p><text:p text:style-name="P11">agent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style-name="gr2" draw:text-style-name="P11" svg:width="3.811cm" svg:height="0.953cm" svg:x="12.349cm" svg:y="9.696cm"><text:p text:style-name="P11">Neutron-serv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16" draw:style-name="gr1" draw:text-style-name="P11" svg:width="8.176cm" svg:height="4.102cm" svg:x="10.153cm" svg:y="13.427cm"><text:p/></draw:rect><draw:rect text:anchor-type="paragraph" draw:z-index="15" draw:style-name="gr1" draw:text-style-name="P11" svg:width="8.097cm" svg:height="3.917cm" svg:x="10.232cm" svg:y="9.379cm"><text:p/></draw:rect><draw:custom-shape text:anchor-type="paragraph" draw:z-index="14" draw:style-name="gr2" draw:text-style-name="P11" svg:width="2.012cm" svg:height="1.271cm" svg:x="15.974cm" svg:y="7.474cm"><text:p text:style-name="P11">Glance 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3" draw:style-name="gr2" draw:text-style-name="P11" svg:width="2.435cm" svg:height="1.006cm" svg:x="13.275cm" svg:y="7.659cm"><text:p text:style-name="P11">Image Store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12" draw:style-name="gr2" draw:text-style-name="P11" svg:width="1.932cm" svg:height="0.9cm" svg:x="10.92cm" svg:y="7.235cm"><text:p text:style-name="P11">glance-ap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style-name="gr2" draw:text-style-name="P13" svg:width="2.435cm" svg:height="0.847cm" svg:x="12.402cm" svg:y="5.939cm"><text:p><text:span text:style-name="T6">glance-regist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10" draw:style-name="gr3" draw:text-style-name="P12" svg:width="8.097cm" svg:height="3.705cm" svg:x="10.206cm" svg:y="5.383cm"><text:p text:style-name="P12"/></draw:rect><draw:custom-shape text:anchor-type="paragraph" draw:z-index="9" draw:style-name="gr2" draw:text-style-name="P11" svg:width="5.875cm" svg:height="2.329cm" svg:x="13.01cm" svg:y="3.055cm"><text:p text:style-name="P11">Keyston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8" draw:style-name="gr3" draw:text-style-name="P11" svg:width="7.197cm" svg:height="1.8cm" svg:x="4.491cm" svg:y="1.917cm"><text:p text:style-name="P11">Dashboard/CLI</text:p></draw:rect><draw:custom-shape text:anchor-type="paragraph" draw:z-index="7" draw:style-name="gr2" draw:text-style-name="P11" svg:width="2.356cm" svg:height="0.451cm" svg:x="2.903cm" svg:y="14.326cm"><text:p text:style-name="P11">hypervis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2" draw:text-style-name="P11" svg:width="3.123cm" svg:height="1.853cm" svg:x="2.586cm" svg:y="11.284cm"><text:p text:style-name="P11">nova-compu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2" draw:text-style-name="P11" svg:width="2.356cm" svg:height="1.191cm" svg:x="-0.563cm" svg:y="11.522cm"><text:p text:style-name="P11">nova-</text:p><text:p text:style-name="P11">conduc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2" draw:text-style-name="P11" svg:width="2.329cm" svg:height="1.43cm" svg:x="6.422cm" svg:y="8.717cm"><text:p text:style-name="P11">nova-</text:p><text:p text:style-name="P11">schedu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svg:width="3.123cm" svg:height="1.694cm" svg:x="2.374cm" svg:y="8.717cm"><text:p text:style-name="P11">Queue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" draw:style-name="gr2" draw:text-style-name="P11" svg:width="1.43cm" svg:height="1.959cm" svg:x="-0.139cm" svg:y="8.744cm"><text:p text:style-name="P11">Nova </text:p><text:p text:style-name="P11">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" draw:style-name="gr2" draw:text-style-name="P11" svg:width="3.229cm" svg:height="1.218cm" svg:x="2.374cm" svg:y="6.018cm"><text:p text:style-name="P11">nova-ap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0" draw:style-name="gr1" draw:text-style-name="P11" svg:width="9.79cm" svg:height="10.081cm" svg:x="-0.748cm" svg:y="4.854cm"><text:p/></draw:rect>Instance Creation Flow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oft-page-break/><text:span text:style-name="Strong_20_Emphasis"><text:span text:style-name="T4">CLI</text:span></text:span><text:span text:style-name="T4"> Command Line Interpreter for submitting commands to OpenStack Compute. </text:span></text:p>
      <text:list xml:id="list7500590821859728832" text:style-name="L57">
        <text:list-item>
          <text:p text:style-name="P5"><text:span text:style-name="Strong_20_Emphasis"><text:span text:style-name="T4">Dashboard (“Horizon”)</text:span></text:span><text:span text:style-name="T4"> provides the interface for all the OpenStack services. </text:span></text:p>
        </text:list-item>
        <text:list-item>
          <text:p text:style-name="P5"><text:span text:style-name="Strong_20_Emphasis"><text:span text:style-name="T4">Compute (“Nova”)</text:span></text:span><text:span text:style-name="T4"> retrieves virtual disks images(“Glance”) , attach flavor and associated metadata and transforms end user API requests into running instances. </text:span></text:p>
        </text:list-item>
        <text:list-item>
          <text:p text:style-name="P5"><text:span text:style-name="T4"> </text:span><text:span text:style-name="Strong_20_Emphasis"><text:span text:style-name="T4">Network (“</text:span></text:span><text:span text:style-name="Strong_20_Emphasis"><text:span text:style-name="T5">Neutron</text:span></text:span><text:span text:style-name="Strong_20_Emphasis"><text:span text:style-name="T4">”)</text:span></text:span><text:span text:style-name="T4"> provides virtual networking for Compute which allows users to create their own networks and then link them to the instances. </text:span></text:p>
        </text:list-item>
        <text:list-item>
          <text:p text:style-name="P5"><text:span text:style-name="Strong_20_Emphasis"><text:span text:style-name="T4">Block Storage (“Cinder”)</text:span></text:span><text:span text:style-name="T4"> provides persistent storage volumes for Compute instances. </text:span></text:p>
        </text:list-item>
        <text:list-item>
          <text:p text:style-name="P5"><text:span text:style-name="Strong_20_Emphasis"><text:span text:style-name="T4">Image (“Glance”)</text:span></text:span><text:span text:style-name="T4"> can store the actual virtual disk files in the Image Store. </text:span></text:p>
        </text:list-item>
        <text:list-item>
          <text:p text:style-name="P5"><text:span text:style-name="Strong_20_Emphasis"><text:span text:style-name="T4">Identity (“Keystone”)</text:span></text:span><text:span text:style-name="T4"> provides authentication and authorization for all OpenStack services. </text:span></text:p>
        </text:list-item>
        <text:list-item>
          <text:p text:style-name="P1"><text:span text:style-name="Strong_20_Emphasis"><text:span text:style-name="T4">Message Queue(“RabbitMQ”)</text:span></text:span><text:span text:style-name="T4"> handles the internal communication within Openstack components such as Nova , Quantum and Cinder. </text:span></text:p>
        </text:list-item>
      </text:list>
      <text:p text:style-name="P10"/>
      <text:p text:style-name="P4">The request flow for provisioning an Instance goes like this:</text:p>
      <text:list xml:id="list1432744209875098363" text:style-name="L58">
        <text:list-item>
          <text:p text:style-name="P6"><text:span text:style-name="Strong_20_Emphasis"><text:span text:style-name="T4">Dashboard</text:span></text:span><text:span text:style-name="T4"> or </text:span><text:span text:style-name="Strong_20_Emphasis"><text:span text:style-name="T4">CLI</text:span></text:span><text:span text:style-name="T4"> gets the user credential and does the REST call to </text:span><text:span text:style-name="Strong_20_Emphasis"><text:span text:style-name="T4">Keystone </text:span></text:span><text:span text:style-name="T4">for authentication.</text:span></text:p>
        </text:list-item>
        <text:list-item>
          <text:p text:style-name="P6"><text:span text:style-name="Strong_20_Emphasis"><text:span text:style-name="T4">Keystone</text:span></text:span><text:span text:style-name="T4"> authenticate the credentials and generate &amp; send back auth-token which will be used for sending request to other Components through REST-call. </text:span></text:p>
        </text:list-item>
        <text:list-item>
          <text:p text:style-name="P6"><text:span text:style-name="Strong_20_Emphasis"><text:span text:style-name="T4">Dashboard</text:span></text:span><text:span text:style-name="T4"> or </text:span><text:span text:style-name="Strong_20_Emphasis"><text:span text:style-name="T4">CLI</text:span></text:span><text:span text:style-name="T4"> convert the new instance request specified in  ‘launch instance’ or ‘nova-boot’ form to REST API request and send it to </text:span><text:span text:style-name="Strong_20_Emphasis"><text:span text:style-name="T4">nova-api.</text:span></text:span><text:span text:style-name="T4"> </text:span></text:p>
        </text:list-item>
        <text:list-item>
          <text:p text:style-name="P6"><text:span text:style-name="Strong_20_Emphasis"><text:span text:style-name="T4">nova-api</text:span></text:span><text:span text:style-name="T4"> receive the request and sends the request for validation auth-token and access permission to </text:span><text:span text:style-name="Strong_20_Emphasis"><text:span text:style-name="T4">keystone</text:span></text:span><text:span text:style-name="T4">. </text:span></text:p>
        </text:list-item>
        <text:list-item>
          <text:p text:style-name="P6"><text:span text:style-name="Strong_20_Emphasis"><text:span text:style-name="T4">Keystone</text:span></text:span><text:span text:style-name="T4"> validates the token and sends updated auth headers with roles and permissions. </text:span></text:p>
        </text:list-item>
        <text:list-item>
          <text:p text:style-name="P6"><text:span text:style-name="Strong_20_Emphasis"><text:span text:style-name="T4">nova-api</text:span></text:span><text:span text:style-name="T4"> interacts with </text:span><text:span text:style-name="Strong_20_Emphasis"><text:span text:style-name="T4">nova-database</text:span></text:span><text:span text:style-name="T4">. </text:span></text:p>
        </text:list-item>
        <text:list-item>
          <text:p text:style-name="P7">Creates initial db entry for new instance. </text:p>
        </text:list-item>
        <text:list-item>
          <text:p text:style-name="P6"><text:span text:style-name="Strong_20_Emphasis"><text:span text:style-name="T4"> nova-api</text:span></text:span><text:span text:style-name="T4"> sends the</text:span><text:span text:style-name="Emphasis"><text:span text:style-name="T4"> rpc.call</text:span></text:span><text:span text:style-name="T4"> request to </text:span><text:span text:style-name="Strong_20_Emphasis"><text:span text:style-name="T4">nova-scheduler</text:span></text:span><text:span text:style-name="T4"> excepting to get  updated instance entry with host ID specified. </text:span></text:p>
        </text:list-item>
        <text:list-item>
          <text:p text:style-name="P6"><text:span text:style-name="Strong_20_Emphasis"><text:span text:style-name="T4">nova-scheduler</text:span></text:span><text:span text:style-name="T4"> picks the request from the </text:span><text:span text:style-name="Strong_20_Emphasis"><text:span text:style-name="T4">queue</text:span></text:span><text:span text:style-name="T4">. </text:span></text:p>
        </text:list-item>
        <text:list-item>
          <text:p text:style-name="P6"><text:span text:style-name="Strong_20_Emphasis"><text:span text:style-name="T4">nova-scheduler</text:span></text:span><text:span text:style-name="T4"> interacts with </text:span><text:span text:style-name="Strong_20_Emphasis"><text:span text:style-name="T4">nova-database</text:span></text:span><text:span text:style-name="T4"> to find an appropriate host via filtering and weighing. </text:span></text:p>
        </text:list-item>
        <text:list-item>
          <text:p text:style-name="P7">Returns the updated instance entry with appropriate host ID after filtering and weighing. </text:p>
        </text:list-item>
        <text:list-item>
          <text:p text:style-name="P6"><text:span text:style-name="Strong_20_Emphasis"><text:span text:style-name="T4">nova-scheduler</text:span></text:span><text:span text:style-name="T4"> sends the</text:span><text:span text:style-name="Emphasis"><text:span text:style-name="T4"> rpc.cast</text:span></text:span><text:span text:style-name="T4"> request to </text:span><text:span text:style-name="Strong_20_Emphasis"><text:span text:style-name="T4">nova-compute</text:span></text:span><text:span text:style-name="T4"> for ‘launching instance’ on appropriate host . </text:span></text:p>
        </text:list-item>
        <text:list-item>
          <text:p text:style-name="P6"><text:span text:style-name="Strong_20_Emphasis"><text:span text:style-name="T4">nova-compute</text:span></text:span><text:span text:style-name="T4"> picks the request from the </text:span><text:span text:style-name="Strong_20_Emphasis"><text:span text:style-name="T4">queue</text:span></text:span><text:span text:style-name="T4">. </text:span></text:p>
        </text:list-item>
        <text:list-item>
          <text:p text:style-name="P6"><text:span text:style-name="Strong_20_Emphasis"><text:span text:style-name="T4">nova-compute</text:span></text:span><text:span text:style-name="T4"> send the </text:span><text:span text:style-name="Emphasis"><text:span text:style-name="T4">rpc.call</text:span></text:span><text:span text:style-name="T4"> request to </text:span><text:span text:style-name="Strong_20_Emphasis"><text:span text:style-name="T4">nova-conductor</text:span></text:span><text:span text:style-name="T4"> to fetch the instance information such as host ID and flavor( Ram , CPU ,Disk). </text:span></text:p>
        </text:list-item>
        <text:list-item>
          <text:p text:style-name="P6"><text:soft-page-break/><text:span text:style-name="Strong_20_Emphasis"><text:span text:style-name="T4">nova-conductor</text:span></text:span><text:span text:style-name="T4"> picks the request from the</text:span><text:span text:style-name="Strong_20_Emphasis"><text:span text:style-name="T4"> queue</text:span></text:span><text:span text:style-name="T4">. </text:span></text:p>
        </text:list-item>
        <text:list-item>
          <text:p text:style-name="P6"><text:span text:style-name="Strong_20_Emphasis"><text:span text:style-name="T4">nova-conductor</text:span></text:span><text:span text:style-name="T4"> interacts with </text:span><text:span text:style-name="Strong_20_Emphasis"><text:span text:style-name="T4">nova-database.</text:span></text:span><text:span text:style-name="T4"> </text:span></text:p>
        </text:list-item>
        <text:list-item>
          <text:p text:style-name="P7">Return the instance information. </text:p>
        </text:list-item>
        <text:list-item>
          <text:p text:style-name="P6"><text:span text:style-name="Strong_20_Emphasis"><text:span text:style-name="T4">nova-compute</text:span></text:span><text:span text:style-name="T4"> picks the instance information from the </text:span><text:span text:style-name="Strong_20_Emphasis"><text:span text:style-name="T4">queue</text:span></text:span><text:span text:style-name="T4">. </text:span></text:p>
        </text:list-item>
        <text:list-item>
          <text:p text:style-name="P6"><text:span text:style-name="Strong_20_Emphasis"><text:span text:style-name="T4">nova-compute</text:span></text:span><text:span text:style-name="T4"> does the REST call by passing auth-token to </text:span><text:span text:style-name="Strong_20_Emphasis"><text:span text:style-name="T4">glance-api</text:span></text:span><text:span text:style-name="T4">  to get the Image URI by Image ID from glance and upload image from image storage. </text:span></text:p>
        </text:list-item>
        <text:list-item>
          <text:p text:style-name="P6"><text:span text:style-name="Strong_20_Emphasis"><text:span text:style-name="T4">glance-api</text:span></text:span><text:span text:style-name="T4"> validates the auth-token with </text:span><text:span text:style-name="Strong_20_Emphasis"><text:span text:style-name="T4">keystone.</text:span></text:span><text:span text:style-name="T4">  </text:span></text:p>
        </text:list-item>
        <text:list-item>
          <text:p text:style-name="P6"><text:span text:style-name="Strong_20_Emphasis"><text:span text:style-name="T4">nova-compute</text:span></text:span><text:span text:style-name="T4"> get the image metadata. </text:span></text:p>
        </text:list-item>
        <text:list-item>
          <text:p text:style-name="P6"><text:span text:style-name="Strong_20_Emphasis"><text:span text:style-name="T4">nova-compute</text:span></text:span><text:span text:style-name="T4"> does the REST-call by passing auth-token to </text:span><text:span text:style-name="Strong_20_Emphasis"><text:span text:style-name="T4">Network API</text:span></text:span><text:span text:style-name="T4"> to allocate and configure the network such that instance gets the IP address.  </text:span></text:p>
        </text:list-item>
        <text:list-item>
          <text:p text:style-name="P6"><text:span text:style-name="Strong_20_Emphasis"><text:span text:style-name="T4">quantum-server</text:span></text:span><text:span text:style-name="T4"> validates the auth-token with</text:span><text:span text:style-name="Strong_20_Emphasis"><text:span text:style-name="T4"> keystone</text:span></text:span><text:span text:style-name="T4">. </text:span></text:p>
        </text:list-item>
        <text:list-item>
          <text:p text:style-name="P6"><text:span text:style-name="Strong_20_Emphasis"><text:span text:style-name="T4">nova-compute</text:span></text:span><text:span text:style-name="T4"> get the network info. </text:span></text:p>
        </text:list-item>
        <text:list-item>
          <text:p text:style-name="P6"><text:span text:style-name="Strong_20_Emphasis"><text:span text:style-name="T4">nova-compute</text:span></text:span><text:span text:style-name="T4"> does the REST call by passing auth-token to </text:span><text:span text:style-name="Strong_20_Emphasis"><text:span text:style-name="T4">Volume API</text:span></text:span><text:span text:style-name="T4"> to attach volumes to instance. </text:span></text:p>
        </text:list-item>
        <text:list-item>
          <text:p text:style-name="P6"><text:span text:style-name="Strong_20_Emphasis"><text:span text:style-name="T4">cinder-api</text:span></text:span><text:span text:style-name="T4"> validates the auth-token with</text:span><text:span text:style-name="Strong_20_Emphasis"><text:span text:style-name="T4"> keystone</text:span></text:span><text:span text:style-name="T4">. </text:span></text:p>
        </text:list-item>
        <text:list-item>
          <text:p text:style-name="P6"><text:span text:style-name="Strong_20_Emphasis"><text:span text:style-name="T4">nova-compute</text:span></text:span><text:span text:style-name="T4"> gets the block storage info. </text:span></text:p>
        </text:list-item>
        <text:list-item>
          <text:p text:style-name="P3"><text:span text:style-name="Strong_20_Emphasis"><text:span text:style-name="T4">nova-compute</text:span></text:span><text:span text:style-name="T4"> generates data for hypervisor driver and executes request on Hypervisor( via </text:span><text:span text:style-name="Strong_20_Emphasis"><text:span text:style-name="T4">libvirt</text:span></text:span><text:span text:style-name="T4"> or </text:span><text:span text:style-name="Strong_20_Emphasis"><text:span text:style-name="T4">api</text:span></text:span><text:span text:style-name="T4">). 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1:52:48.929496729</meta:creation-date>
    <meta:generator>LibreOffice/4.2.8.2$Linux_X86_64 LibreOffice_project/420m0$Build-2</meta:generator>
    <meta:document-statistic meta:table-count="0" meta:image-count="0" meta:object-count="0" meta:page-count="3" meta:paragraph-count="38" meta:word-count="492" meta:character-count="3288" meta:non-whitespace-character-count="2827"/>
  </office:meta>
</office:document-meta>
</file>